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SFMono-Regular" svg:font-family="SFMono-Regular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1.8646in"/>
    </style:style>
    <style:style style:name="co4" style:family="table-column">
      <style:table-column-properties fo:break-before="auto" style:column-width="3.976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2.2398in"/>
    </style:style>
    <style:style style:name="co8" style:family="table-column">
      <style:table-column-properties fo:break-before="auto" style:column-width="2.9165in"/>
    </style:style>
    <style:style style:name="co9" style:family="table-column">
      <style:table-column-properties fo:break-before="auto" style:column-width="5.298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24292e" style:text-outline="false" style:text-line-through-style="none" style:font-name="SFMono-Regula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>
            <text:p>Sprint Goal &amp; Number</text:p>
          </table:table-cell>
          <table:table-cell table:style-name="ce1" office:value-type="string">
            <text:p>User Story ID</text:p>
          </table:table-cell>
          <table:table-cell table:style-name="ce1" office:value-type="string">
            <text:p>User Story</text:p>
          </table:table-cell>
          <table:table-cell table:style-name="ce1" office:value-type="string">
            <text:p>Tasks for User Story</text:p>
          </table:table-cell>
          <table:table-cell table:style-name="ce1" office:value-type="string">
            <text:p>Type</text:p>
          </table:table-cell>
          <table:table-cell table:style-name="ce4" office:value-type="string">
            <text:p>Story Points</text:p>
          </table:table-cell>
          <table:table-cell table:style-name="ce4" office:value-type="string">
            <text:p>Points Completed</text:p>
          </table:table-cell>
          <table:table-cell table:style-name="ce4" office:value-type="string">
            <text:p>Team Names/Contribution</text:p>
          </table:table-cell>
          <table:table-cell table:style-name="ce4" office:value-type="string">
            <text:p>Extra Details</text:p>
          </table:table-cell>
          <table:table-cell table:style-name="ce4"/>
          <table:table-cell table:style-name="Excel_20_Built-in_20_Normal" table:number-columns-repeated="1014"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string">
            <text:p>As someone who plays board games offline, I would like to be able to play 2 players on the same device, so I can play with my relatives who don’t have their own tablet.</text:p>
          </table:table-cell>
          <table:table-cell table:style-name="ce1" office:value-type="string">
            <text:p>Overall: Enable 2 player local mode</text:p>
          </table:table-cell>
          <table:table-cell office:value-type="string">
            <text:p>gameplay</text:p>
          </table:table-cell>
          <table:table-cell table:style-name="ce4" office:value-type="string">
            <text:p>7 total</text:p>
          </table:table-cell>
          <table:table-cell table:style-name="ce4" office:value-type="float" office:value="7">
            <text:p>7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>
            <text:p>Recognize "4-in-a-row" win conditions</text:p>
          </table:table-cell>
          <table:table-cell/>
          <table:table-cell table:number-columns-repeated="2" table:style-name="ce4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" office:value-type="string">
            <text:p>Represent 4x4 board and pieces via Unity</text:p>
          </table:table-cell>
          <table:table-cell/>
          <table:table-cell table:number-columns-repeated="2" table:style-name="ce4" office:value-type="float" office:value="2">
            <text:p>2</text:p>
          </table:table-cell>
          <table:table-cell office:value-type="string">
            <text:p>Austin, Spencer</text:p>
          </table:table-cell>
          <table:table-cell office:value-type="string">
            <text:p>now locks pieces into place, win conditions finalized, two player prototype complete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>
            <text:p>Enable placing of pieces on 4x4 board via drag and drop</text:p>
          </table:table-cell>
          <table:table-cell/>
          <table:table-cell table:number-columns-repeated="2" table:style-name="ce4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3" office:value-type="string">
            <text:p>As a motor impaired user, I would like a click and place option, so that I am not locked out of playing by dragging mechanics I am unable to use.</text:p>
          </table:table-cell>
          <table:table-cell office:value-type="string">
            <text:p>Overall: enable click, drag, place</text:p>
          </table:table-cell>
          <table:table-cell office:value-type="string">
            <text:p>gameplay</text:p>
          </table:table-cell>
          <table:table-cell office:value-type="string">
            <text:p>4 total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nable basic movement of pieces using mous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>
            <text:p>enable click to select and click to drop functionalit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ustin, Spencer</text:p>
          </table:table-cell>
          <table:table-cell office:value-type="string">
            <text:p>pieces now lock into place when dropped.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SFMono-Regular" svg:font-family="SFMono-Regular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4">04/24/2021</text:date>, <text:time>15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lukey</meta:initial-creator>
    <meta:creation-date>2021-04-24T15:02:46.53</meta:creation-date>
    <dc:date>2021-04-24T15:11:00.95</dc:date>
    <dc:creator>Peter Clukey</dc:creator>
    <meta:editing-duration>PT8M14S</meta:editing-duration>
    <meta:editing-cycles>1</meta:editing-cycles>
    <meta:document-statistic meta:table-count="3" meta:cell-count="41" meta:object-count="0"/>
    <meta:generator>OpenOffice/4.1.5$Win32 OpenOffice.org_project/415m1$Build-9789</meta:generator>
  </office:meta>
</office:document-meta>
</file>